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OrderImpl.isVerified( Invocation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OrderImpl.objectIsMockToBeVerified( Object moc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OrderImpl.verify( T mock , VerificationMode mod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OrderImpl.verify( 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OrderImpl.InOrderImpl( List &lt; ? &gt; mocksToBeVerifiedIn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OrderImpl.verify( MockedStatic &lt; ? &gt; mockedStatic , MockedStatic . Verification verification , VerificationMode m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OrderImpl.getMocksToBeVerified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OrderImpl.verifyNoMore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OrderImpl.markVerified( Invocation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